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</office:automatic-styles>
  <office:body>
    <office:presentation>
      <presentation:footer-decl presentation:name="ftr1">footer test</presentation:footer-decl>
      <presentation:date-time-decl presentation:name="dtd1" presentation:source="fixed">fixed date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30T15:11:56.93</meta:creation-date>
    <meta:editing-duration>PT59S</meta:editing-duration>
    <meta:editing-cycles>2</meta:editing-cycles>
    <dc:date>2012-03-30T15:12:54.89</dc:date>
    <meta:document-statistic meta:object-count="29"/>
    <meta:generator>OpenOffice.org/3.4$Win32 OpenOffice.org_project/340m1$Build-9589</meta:generator>
  </office:meta>
</office:document-meta>
</file>